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2.3083in" style:rel-column-width="21845*"/>
    </style:style>
    <style:style style:name="Table1.A1" style:family="table-cell">
      <style:table-cell-properties style:vertical-align="middle" fo:padding="0.0313in" fo:border="none"/>
    </style:style>
    <style:style style:name="P1" style:family="paragraph" style:parent-style-name="Standard">
      <style:paragraph-properties fo:margin-top="0in" fo:margin-bottom="0in" fo:text-align="center" style:justify-single-word="false"/>
    </style:style>
    <style:style style:name="P2" style:family="paragraph" style:parent-style-name="Standard">
      <style:paragraph-properties fo:margin-top="0in" fo:margin-bottom="0in" fo:text-align="center" style:justify-single-word="false"/>
      <style:text-properties fo:font-size="2pt" style:font-size-asian="2pt" style:font-size-complex="2pt"/>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fo:text-align="center" style:justify-single-word="false"/>
    </style:style>
    <style:style style:name="P5" style:family="paragraph" style:parent-style-name="Text_20_body">
      <style:paragraph-properties fo:margin-top="0in" fo:margin-bottom="0in" fo:text-align="start" style:justify-single-word="false"/>
      <style:text-properties style:font-name="Arial1" fo:font-size="10pt" style:font-name-asian="Arial1" style:font-size-asian="10pt" style:font-name-complex="Arial1" style:font-size-complex="10pt"/>
    </style:style>
    <style:style style:name="P6" style:family="paragraph" style:parent-style-name="Text_20_body">
      <style:paragraph-properties fo:margin-top="0in" fo:margin-bottom="0in" fo:text-align="start" style:justify-single-word="false"/>
    </style:style>
    <style:style style:name="P7" style:family="paragraph" style:parent-style-name="Text_20_body">
      <style:paragraph-properties fo:margin-left="0in" fo:margin-right="0in" fo:margin-top="0in" fo:margin-bottom="0in" fo:text-align="start" style:justify-single-word="false" fo:text-indent="0in" style:auto-text-indent="false"/>
    </style:style>
    <style:style style:name="P8" style:family="paragraph" style:parent-style-name="Text_20_body">
      <style:paragraph-properties fo:margin-left="0in" fo:margin-right="0in" fo:margin-top="0in" fo:margin-bottom="0in" fo:text-align="start" style:justify-single-word="false" fo:text-indent="0in" style:auto-text-indent="false"/>
      <style:text-properties style:font-name="Arial1" fo:font-size="10pt"/>
    </style:style>
    <style:style style:name="P9" style:family="paragraph" style:parent-style-name="Table_20_Contents">
      <style:paragraph-properties fo:text-align="center" style:justify-single-word="false"/>
    </style:style>
    <style:style style:name="T1" style:family="text">
      <style:text-properties fo:font-size="24pt"/>
    </style:style>
    <style:style style:name="T2" style:family="text">
      <style:text-properties style:font-name="Verdana"/>
    </style:style>
    <style:style style:name="T3" style:family="text">
      <style:text-properties style:font-name="Arial1" fo:font-size="10pt" style:font-name-asian="Arial1" style:font-size-asian="10pt" style:font-name-complex="Arial1" style:font-size-complex="10pt"/>
    </style:style>
    <style:style style:name="T4" style:family="text">
      <style:text-properties fo:font-size="10pt"/>
    </style:style>
    <style:style style:name="T5" style:family="text">
      <style:text-properties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GAT: Enhancing Microprocessor Power Gating Using Dynamic Compilation</text:span> </text:p>
      <text:p text:style-name="P1"/>
      <text:p text:style-name="P1"/>
      <text:p text:style-name="P2"><text:bookmark text:name="dg4a"/></text:p>
      <table:table table:name="Table1" table:style-name="Table1">
        <table:table-column table:style-name="Table1.A" table:number-columns-repeated="3"/>
        <table:table-row>
          <table:table-cell table:style-name="Table1.A1" office:value-type="string">
            <text:p text:style-name="P9">Ahmad Sharif</text:p>
          </table:table-cell>
          <table:table-cell table:style-name="Table1.A1" office:value-type="string">
            <text:p text:style-name="P9">Jonathan D. Kron</text:p>
          </table:table-cell>
          <table:table-cell table:style-name="Table1.A1" office:value-type="string">
            <text:p text:style-name="P9">Brooks Prumo</text:p>
          </table:table-cell>
        </table:table-row>
        <table:table-row>
          <table:table-cell table:style-name="Table1.A1" office:value-type="string">
            <text:p text:style-name="P9">ahmad@gatech.edu </text:p>
          </table:table-cell>
          <table:table-cell table:style-name="Table1.A1" office:value-type="string">
            <text:p text:style-name="P9">jonathan.kron@gatech.edu</text:p>
          </table:table-cell>
          <table:table-cell table:style-name="Table1.A1" office:value-type="string">
            <text:p text:style-name="P9">prumob@gatech.edu</text:p>
          </table:table-cell>
        </table:table-row>
      </table:table>
      <text:p text:style-name="P4">Georgia Institute of Technology, College of Computing</text:p>
      <text:p text:style-name="Text_20_body"><text:line-break/><text:line-break/><text:line-break/>Abstract</text:p>
      <text:p text:style-name="Text_20_body">We explore the use of just-in-time compilation to improve power consumption on microprocessors with functional unit power gating.  Our approach uses the LLVM dynamic compiler to analyze hot traces and insert special "gating" instructions that toggle the power gates of individual functional units depending on their near-term usage characteristics. As a result, we can generate extremely fine-grained power management of the microprocessor.<text:line-break/><text:line-break/>Intro</text:p>
      <text:section text:style-name="Sect1" text:name="f8.045">
        <text:p text:style-name="P7"><text:bookmark text:name="f8.046"/><text:span text:style-name="T2">Power gating is a technique using in modern microprocessors to reduce power consumption. This technique involves partitioning a microprocessor into separate functional blocks, with the power trees of each functional block capable of going into a sleep, or "off mode", that eliminates leakage current. One drawback of this approach is that, due to the inherent capacitance of the power tree, turning the tree on and off takes time and addition current, which results in both a power and performance penalty. </text:span><text:bookmark text:name="f8.050"/><text:bookmark text:name="o:az"/><text:span text:style-name="T2">The Intel Nehelem processor will use power gating technology on a per-core basis, but this granularity does not allow the processor take to full advantage of all of the available power savings that power gating can offer.  A finer grain power gating system might allow processors to turn on only the minimal set of required functional units.</text:span><text:bookmark text:name="f8.052"/></text:p>
      </text:section>
      <text:section text:style-name="Sect1" text:name="f8.056">
        <text:p text:style-name="P5"/>
        <text:section text:style-name="Sect1" text:name="q2:32">
          <text:p text:style-name="P6"/>
        </text:section>
        <text:p text:style-name="P8"><text:bookmark text:name="f8.057"/><text:bookmark text:name="f8.058"/><text:bookmark text:name="jnh20"/><text:bookmark text:name="f8.061"/><text:span text:style-name="T2"><text:line-break/>We approach this problem from an orthogonal direction; by using a dynamic compiler, basic blocks' usage of functional units can be tracked and analyzed. Binary rewriting can then be performed to insert special instructions that turn off certain functional units when they will not be needed. We can also use binary rewriting to try to make power/performance tradeoffs when necessary, including rewriting multiplies into shifts and adds, etc.  Since this is a pure software solution, legacy binaries can be run using this framework without any modification and without complicated prediction hardware. Our aim is to maximize the amount of time a functional block is turned off </text:span><text:bookmark text:name="f8.062"/><text:bookmark text:name="wgl41"/><text:span text:style-name="T2">without an instruction needing to wake it up. </text:span><text:bookmark text:name="f8.064"/><text:span text:style-name="T2"><text:line-break/></text:span><text:bookmark text:name="f8.065"/><text:bookmark text:name="wgl42"/><text:bookmark text:name="f8.066"/><text:span text:style-name="T2"><text:line-break/>For our experimental evaluation, we will use LLVM to analyze code and dynamically translate it. We will design a translation heuristic to reorder/reschedule instructions to maximize the performance-per-watt ratio.  We will use a first-order approximation to test the relative power consumption of our approach.  We will break our processor into power gated functional blocks, and then measure the amount of time our approach will have these blocks turned off relative to </text:span><text:soft-page-break/><text:span text:style-name="T2">total execution time.  We can estimate the relative leakage power of these blocks by analyzing the size and transistor count of these blocks.  We will estimate the performance impact of our approach by analyzing the amount of extra instructions created due to binary rewriting, as well as measuring how often an instruction needs to wait for a functional block.  We will do this by analyzing the output traces, number of code translation invocations and relative complexity of the dynamic compilation in terms of instructions executed.</text:span> </text:p>
      </text:section>
      <text:p text:style-name="Text_20_body"><text:span text:style-name="T4"><text:line-break/></text:span><text:span text:style-name="T4">High-Level View</text:span><text:line-break/><text:line-break/>Our proposed solution consists of two parts: 1) a new micro-architecture that includes instructions for gating select functional units, and 2) a dynamic compiler that inserts these gating instructions into the program based on support from the micro-architecture. The dynamic compiler can choose to insert gating instructions based on the observed hot paths in the program. It can run the program for a while in <text:span text:style-name="T5">profiling-mode</text:span> and use this collected profile to convert the code into power-optimized code without sacrificing performance. Conventional wisdom indicates that most of the program's time is spent inside loops, and if the program does not use all functional units inside the loops, the dynamic compiler can gate functional units.<text:line-break/><text:line-break/><text:line-break/><text:line-break/><text:line-break/>Related Work<text:line-break/><text:line-break/>Reducing dynamic power by power gating functional units is by no means a new idea. Conventional processors these days have hardware power gating based on observed trends. For example, in the Nehalem processor, if a loop consists of fewer than 32 micro-ops, the front-end of the processor can be turned off while the loop iterations execute from a mini trace-cache consisting of decoded micro-ops. Other processors include special instructions for turning off a few ways of the last-level cache which is executed when the OS detects an idle period. Although helpful in saving power, this approach lack the fine-grain control our approach has. The OS can control the last-level-cache and other units, but it can only do so at a timer interrupt. Our approach, on the other hand, works on a much finer scale and can theoretically achieve the minimum power requirements of the program without affecting performance.<text:line-break/><text:line-break/>In [<text:span text:style-name="Citation">www.ece.nmsu.edu/~ram/papers/ipccc_07.pdf</text:span>] [<text:span text:style-name="Citation">www.cs.nctu.edu.tw/~ypyou/lcpc2002-24810045.pdf</text:span>] the authors implement a static algorithm inside the compiler to turn off functional units statically. However, this approach lacks in the sense that it cannot adapt to changing program behaviour or to a new micro-architecture. With a dynamic compiler implementation of power gating instructions, not only can legacy code be run transparently, but the dynamic compiler can tune to the specific mirco-architecture (by using the CPUID instruction, for example).<text:line-break/><text:line-break/>Dynamic Compiler Implementation Details<text:line-break/><text:line-break/>We had a number of options as far as a working virtual machine implementation was concerned. We chose to use LLVM [ref] as our baseline dynamic compiler because of it's modular C++ nature, as well as the available support on the LLVM-Dev forum. We modified lli, a tool available within the LLVM infrastructure, to act as a dynamic compiler. Originally, lli was able to take an input bitcode, run a few basic passes on it, and JIT it into machine code to be run on the metal. Our version of lli inserts edge profiling information as well as <text:span text:style-name="T5">JIT callbacks</text:span> into the program to break into the JIT under certain conditions. This happens when a function has executed more than 10 times, or a loop within a function <text:soft-page-break/>has executed more than 10 times. When this hotness criteria has been reached, lli dumps edge profiling data to a file, and re-JITs the code -- this time including power gating instructions in hot paths. Gating instructions are added in the function entry points and loop pre-headers for acyclic functions and hot loops respectively. The exact functional units that are to be gated is derived from the hot trace within a loop or a hot path within an acyclic function. Cold, off-trace paths have a gate ALL_ON instruction added to them conservatively. In a future implementation, a tighter bound on power consumption can be obtained by aggressively gating off-trace paths by inspecting second-most-likely paths. This was not implemented implemented in the current version because of the extra complexity associated with such an aggressive implementation.<text:line-break/><text:line-break/>Figure [fig] shows a sample C program which served as a micro-benchmark. It consists of a simple loop that does not use any floating point or vector operations in the loop body. When this loop runs the first time, profile information is generated and after 10 iterations the function is re-JIT'ed. The newly JIT'ed function contains power gating instructions that aggressively gate functional units not used on the hot path. Figure [fig] shows an assembly listing of the program when it is JIT the second time with our gating instructions added. Figure [fig] shows the control flow graph (CFG) of the function along with the profile weights. Figure [fig] lists the functional units our assumed microarchitecture has and the masks associated with these functional units. As can be seen, [name] aggressively power gates functional units that are not on the hot path of the loop. Results of running this microbenchmark with our simulator can be seen in the results section below.<text:line-break/><text:line-break/>Experimental Methodology</text:p>
      <text:p text:style-name="P3">We used the PTLSim X86 simulator as our architectural simulation environment.  PTLSim allows us to run our dynamic compilation framework, and simulates architectural and microarchitectural features.  We designed a framework to support power gating and monitor of the power consumption each functional unit. </text:p>
      <text:p text:style-name="P3"/>
      <text:p text:style-name="P3">Our simulation environment worked as follows: A new x86 instruction with the opcode 0x0F38 followed by a 8 byte immediate bit string would be inserted into the machine code.  Each bit of the bit string encodes the on or off status of a corresponding functional unit (see figure [fig] for list).  PTLSim was modified such that, upon encountering the instruction, the bit string was extracted and sent to our handler code.  The handler code would then simulate the power state and keep track of power consumed and other statistics. </text:p>
      <text:p text:style-name="P3"/>
      <text:p text:style-name="P3">Initially, all functional units in the handler code would be set to ON state, where they consumed a set quantity of power (dependent on the functional unit) for the duration of that state.  When an off switch was decoded, the function until underwent an off transition to the OFF state.  This transition would take a set latency (dependent on the functional unit).  The transition would be simulated as a linear reduction of power from whatever the ON state power was back down to the OFF state.  At the OFF state, no power was consumed.  During a transition from OFF to ON, the functional unit would take a set latency, in which the power would increase linearly until it reached the ON state power consumption.  In the case that an ON transition would be interrupted by a request to turn off, or vice versa, the transition would occur from whatever the current power level, linearly to whatever the final state was, and the latency would be reduced.   The power consumed during these transitions would be recorded. </text:p>
      <text:p text:style-name="P3"/>
      <text:p text:style-name="P3">Results<text:line-break/>    - ~30% reduction<text:line-break/>    - new IR with gating instruction in preheader<text:line-break/><text:soft-page-break/>    - FUTs on and off<text:line-break/><text:line-break/>Future Work<text:line-break/><text:line-break/>Implementing a more intelligent algorithm for inserting the power gating instructions could be a future direction for this work. This future algorithm could insert different gating masks in the same loop body if the processor has smaller functional units that can be turned on and off quickly. As discussed before, we could also implement gating instructions for second-most-likely off-trace paths. Future work in terms of micro-architecture could include speculatively turning off functional units at decode time (rather than commit time), which would help super-pipelined architectures where the decode-to-commit time is more than 50 cycles. It could also include adding more micro-architectural units like branch predictors and prefetchers to be included in the gating mask which should be turned off if the dynamic compiler detects that they are not being utilized by the program's hot traces. A clever dynamic compiler could also turn off "ways" of a superscalar processor, making a 4-issue machine into a dual issue machine when executing code that has inherently less parallelism in terms of ILP.<text:line-break/><text:line-break/>Conclusion<text:line-break/><text:line-break/>References<text:line-break/><text:line-break/><text:line-break/><text:line-break/>--- old code ---<text:line-break/><text:line-break/>    - Algorithm<text:line-break/>        ◊ ummm it's sweet :)<text:line-break/>    - PTLsim<text:line-break/>        ◊ added x86 op<text:line-break/>        ◊ read power gating mask and do stuff to figure out power numbers<text:line-break/>        ◊ determined FU latency/power information<text:line-break/>    - LLVM<text:line-break/>        ◊ added dynamic optimization to lli<text:line-break/>        ◊ added a power optimization pass which is used by our lli<text:line-break/>        ◊ added 'hot path detection' for functions and loops<text:line-break/>        ◊ added edge frequency profiling + counters to be used by power optimizer once                         function/loop becomes hot<text:line-break/>        ◊ analyzed ~2000 x86 ops for which functional units they use<text:line-break/><text:line-break/>Experimental Methodology<text:line-break/>    - ran SPEC2006 on lli on ptlsim on qemu on bochs on vmware on linux on XEN on i686 on transmeta CMS on VLIW<text:line-break/><text:line-break/>Results<text:line-break/>    - we save 1 billion watts of power per mm^2<text:line-break/><text:line-break/>Related/Future Work<text:line-break/>    - implement the algorithm so we can get performance impacts<text:line-break/>    - removal of profiling code/counters from edge frequency profiling<text:line-break/>    - removal of hot path detection code/control flow blocks from hot path detection<text:line-break/><text:soft-page-break/><text:line-break/>Conclusion<text:line-break/>    - we're sweet<text:line-break/>    - llvm is big<text:line-break/><text:line-break/>References<text:line-break/>    - google.com<text:line-break/>    - llvm.org<text:line-break/>    - nabble.com<text:line-break/><text:line-break/><text:line-break/><text:line-break/><text:line-break/><text:line-break/><text:line-break/>--- simpleloop.cpp -------------------------------------------------------------<text:line-break/>// This function does not utilize any floating-point functional units<text:line-break/>// Too bad typical compiler will not gate the floating point units.<text:line-break/>void theloop(unsigned int count) {<text:line-break/>        unsigned int temp = 0;<text:line-break/>        for (unsigned int i = 0, e = count; i &lt; e; ++i) {<text:line-break/>                temp++;<text:line-break/>        }<text:line-break/>}<text:line-break/><text:line-break/>int main (int argc, char** argv)<text:line-break/>{<text:line-break/>        float a = 1.0 * 2;<text:line-break/>        double b = 4.5 / (23 &lt;&lt; 1) * a;<text:line-break/>        theloop(20);<text:line-break/>        theloop(1U &lt;&lt; 20);<text:line-break/>        return 0;<text:line-break/>}<text:line-break/><text:line-break/><text:line-break/>--- simpleloop.s --------------------------------------------------------------</text:p>
      <text:p text:style-name="P3">    .text<text:line-break/>    .align    16<text:line-break/>    .globl    _Z7theloopj<text:line-break/>    .type    _Z7theloopj,@function<text:line-break/>_Z7theloopj:<text:line-break/>    gate    *$0x17c02 # Note that this gating instruction is in the pre-header<text:line-break/>    subl    $0x10, %esp<text:line-break/>    movl    20(%esp), %eax<text:line-break/>    movl    %eax, 12(%esp)<text:line-break/>    movl    $0x0, (%esp)<text:line-break/>    movl    $0x0, 4(%esp)<text:line-break/>    movl    12(%esp), %eax<text:line-break/>    movl    %eax, 8(%esp)<text:line-break/><text:soft-page-break/>    jmp    .LBB1_2    # bb5<text:line-break/>.LBB1_1:    # bb # *This* MachineBasicBlock is the loop header<text:line-break/>    incl    (%esp)<text:line-break/>    incl    4(%esp)<text:line-break/>    .align    16<text:line-break/>.LBB1_2:    # bb5<text:line-break/>    movl    8(%esp), %eax<text:line-break/>    cmpl    %eax, 4(%esp)<text:line-break/>    jb    .LBB1_1    # bb<text:line-break/>.LBB1_3:    # return<text:line-break/>    gate    *$0xffffffffffffffff # This instruction "ungates" just before the return statement<text:line-break/>    addl    $0x10, %esp<text:line-break/>    ret<text:line-break/>    .size    _Z7theloopj, .-_Z7theloopj<text:line-break/><text:line-break/><text:line-break/>    .section    .rodata.cst8,"aM",@progbits,8<text:line-break/>    .align    8<text:line-break/>.LCPI2_0:                    #  double<text:line-break/>    .quad    4591713533123397009    # double value: 0.0978261<text:line-break/>    .text<text:line-break/>    .align    16<text:line-break/>    .globl    main<text:line-break/>    .type    main,@function<text:line-break/>main:<text:line-break/>    gate    *$0xffffffffffffffff # Because of uncommon ops like vstss2sd and mulsd, the<text:line-break/>    subl    $0x24, %esp       # gating mask is set to ALL_ON in this acyclic function.<text:line-break/>    movl    40(%esp), %eax<text:line-break/>    movl    %eax, 32(%esp)<text:line-break/>    movl    44(%esp), %eax<text:line-break/>    movl    %eax, 28(%esp)<text:line-break/>    movl    $0x40000000, 12(%esp)<text:line-break/>    cvtss2sd    12(%esp), %xmm0<text:line-break/>    mulsd    .LCPI2_0, %xmm0<text:line-break/>    movsd    %xmm0, 16(%esp)<text:line-break/>    movl    $0x14, (%esp)<text:line-break/>    call    _Z7theloopj<text:line-break/>    movl    $0x100000, (%esp)<text:line-break/>    call    _Z7theloopj<text:line-break/>    movl    $0x0, 8(%esp)<text:line-break/>    movl    $0x0, 24(%esp)<text:line-break/>.LBB2_1:    # return<text:line-break/>    movl    24(%esp), %eax<text:line-break/>    addl    $0x24, %esp<text:line-break/>    ret<text:line-break/>    .size    main, .-main<text:line-break/><text:line-break/>    .section    .note.GNU-stack,"",@progbits<text:line-break/><text:line-break/><text:soft-pag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hmad Sharif</meta:initial-creator>
    <meta:creation-date>2008-12-08T01:35:43</meta:creation-date>
    <dc:creator>Ahmad Sharif</dc:creator>
    <dc:date>2008-12-08T01:36:04</dc:date>
    <meta:editing-cycles>1</meta:editing-cycles>
    <meta:editing-duration>PT22S</meta:editing-duration>
    <meta:user-defined meta:name="Info 1"/>
    <meta:user-defined meta:name="Info 2"/>
    <meta:user-defined meta:name="Info 3"/>
    <meta:user-defined meta:name="Info 4"/>
    <meta:document-statistic meta:table-count="1" meta:image-count="0" meta:object-count="0" meta:page-count="7" meta:paragraph-count="18" meta:word-count="2255" meta:character-count="14767"/>
  </office:meta>
</office:document-meta>
</file>